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21bc6f" officeooo:paragraph-rsid="0021bc6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21bc6f" officeooo:paragraph-rsid="0020bc7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d85b9" officeooo:paragraph-rsid="002d85b9"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f427c" officeooo:paragraph-rsid="002f427c"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officeooo:rsid="001f109d" officeooo:paragraph-rsid="001f109d"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f6586" officeooo:paragraph-rsid="001f658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20bc7f" officeooo:paragraph-rsid="0021bc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0bc7f" officeooo:paragraph-rsid="0021bc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style="italic" fo:font-weight="normal" officeooo:rsid="002b279f" officeooo:paragraph-rsid="002b279f"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officeooo:paragraph-rsid="0019bf5f"/>
    </style:style>
    <style:style style:name="P23"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27" style:family="paragraph" style:parent-style-name="Standard" style:list-style-name="L6">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29"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30" style:family="paragraph" style:parent-style-name="Standard">
      <style:paragraph-properties fo:text-align="start" style:justify-single-word="false"/>
      <style:text-properties fo:font-size="13pt" fo:font-style="italic" fo:font-weight="bold" officeooo:rsid="002b279f" officeooo:paragraph-rsid="002b279f" style:font-size-asian="13pt" style:font-style-asian="italic" style:font-weight-asian="bold" style:font-size-complex="13pt" style:font-style-complex="italic" style:font-weight-complex="bold"/>
    </style:style>
    <style:style style:name="P31"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32" style:family="paragraph" style:parent-style-name="Standard">
      <style:paragraph-properties fo:text-align="start" style:justify-single-word="false"/>
      <style:text-properties officeooo:paragraph-rsid="001e8397"/>
    </style:style>
    <style:style style:name="P33" style:family="paragraph" style:parent-style-name="Standard">
      <style:paragraph-properties fo:text-align="start" style:justify-single-word="false"/>
      <style:text-properties officeooo:paragraph-rsid="001f109d"/>
    </style:style>
    <style:style style:name="P34" style:family="paragraph" style:parent-style-name="Standard">
      <style:paragraph-properties fo:text-align="start" style:justify-single-word="false"/>
      <style:text-properties officeooo:paragraph-rsid="0021bc6f"/>
    </style:style>
    <style:style style:name="P35" style:family="paragraph" style:parent-style-name="Standard" style:list-style-name="L2">
      <style:paragraph-properties fo:text-align="start" style:justify-single-word="false"/>
      <style:text-properties officeooo:paragraph-rsid="0021bc6f"/>
    </style:style>
    <style:style style:name="P36" style:family="paragraph" style:parent-style-name="Standard" style:list-style-name="L1">
      <style:paragraph-properties fo:text-align="start" style:justify-single-word="false"/>
      <style:text-properties officeooo:paragraph-rsid="0020bc7f"/>
    </style:style>
    <style:style style:name="P37" style:family="paragraph" style:parent-style-name="Standard" style:list-style-name="L6">
      <style:paragraph-properties fo:text-align="start" style:justify-single-word="false"/>
      <style:text-properties officeooo:paragraph-rsid="002d85b9"/>
    </style:style>
    <style:style style:name="P38" style:family="paragraph" style:parent-style-name="Standard">
      <style:paragraph-properties fo:text-align="start" style:justify-single-word="false"/>
      <style:text-properties officeooo:paragraph-rsid="002d85b9"/>
    </style:style>
    <style:style style:name="P39"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1e8397" officeooo:paragraph-rsid="001e8397" style:font-size-asian="15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officeooo:rsid="002d85b9" officeooo:paragraph-rsid="002d85b9" style:font-size-asian="15pt" style:font-weight-asian="bold" style:font-size-complex="15pt" style:font-weight-complex="bold"/>
    </style:style>
    <style:style style:name="P43" style:family="paragraph" style:parent-style-name="Standard">
      <style:paragraph-properties fo:text-align="start" style:justify-single-word="false"/>
      <style:text-properties officeooo:rsid="0029cd7f" officeooo:paragraph-rsid="0029cd7f"/>
    </style:style>
    <style:style style:name="P44" style:family="paragraph" style:parent-style-name="Standard" style:master-page-name="">
      <loext:graphic-properties draw:fill="none"/>
      <style:paragraph-properties fo:margin-left="2.499cm" fo:margin-right="1.9cm" fo:text-align="center" style:justify-single-word="false" fo:text-indent="0cm" style:auto-text-indent="false" style:page-number="auto" fo:background-color="transparent"/>
      <style:text-properties officeooo:paragraph-rsid="0019bf5f"/>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0bc7f"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4" style:family="text">
      <style:text-properties fo:font-size="12pt" style:font-size-asian="10.5pt" style:font-size-complex="12pt"/>
    </style:style>
    <style:style style:name="T25" style:family="text">
      <style:text-properties fo:font-size="12pt" officeooo:rsid="00278ea7" style:font-size-asian="10.5pt" style:font-size-complex="12pt"/>
    </style:style>
    <style:style style:name="T26" style:family="text">
      <style:text-properties fo:font-style="normal" style:font-style-asian="normal" style:font-style-complex="normal"/>
    </style:style>
    <style:style style:name="T27" style:family="text">
      <style:text-properties fo:font-style="normal" officeooo:rsid="0019bf5f" style:font-style-asian="normal" style:font-style-complex="normal"/>
    </style:style>
    <style:style style:name="T28" style:family="text">
      <style:text-properties fo:font-style="normal" officeooo:rsid="0021bc6f" style:font-style-asian="normal" style:font-style-complex="normal"/>
    </style:style>
    <style:style style:name="T29" style:family="text">
      <style:text-properties fo:font-style="normal" officeooo:rsid="002526a2" style:font-style-asian="normal" style:font-style-complex="normal"/>
    </style:style>
    <style:style style:name="T30" style:family="text">
      <style:text-properties officeooo:rsid="002c6e15"/>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Оптимизација ројевима – колонијом пчела</text:p>
      <text:p text:style-name="P15">(енгл. Artificial Bee Colony Optimization Algorithm)</text:p>
      <text:p text:style-name="P15"/>
      <text:p text:style-name="P19">Катарина Димитријевић и Мирјана Јочовић</text:p>
      <text:p text:style-name="P19"/>
      <text:p text:style-name="P19"/>
      <text:p text:style-name="P23">Сажетак</text:p>
      <text:p text:style-name="P23"/>
      <text:p text:style-name="P44"><text:span text:style-name="T7">У овом раду </text:span><text:span text:style-name="T8">демонстрирамо</text:span><text:span text:style-name="T7"> оптимизацију ројевима, конкретно применом <text:s/></text:span><text:span text:style-name="T1">Artificial Bee Colony Optimization</text:span><text:span text:style-name="T2">(ABC) </text:span><text:span text:style-name="T7">алгоритма. Приказан је рад алгоритма на </text:span><text:span text:style-name="T23">два</text:span><text:span text:style-name="T7"> проблема, први проблем је минимизација континуалних функција, док је други оптимизација дискретних проблема, конкретно проблем</text:span><text:span text:style-name="T8">а</text:span><text:span text:style-name="T7"> суме подскупова. </text:span><text:span text:style-name="T8">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7"> </text:span></text:p>
      <text:p text:style-name="P22"><text:span text:style-name="T7"/></text:p>
      <text:p text:style-name="P22"><text:span text:style-name="T7"/></text:p>
      <text:p text:style-name="P39"><text:span text:style-name="T27">1 <text:s/></text:span><text:span text:style-name="T26">Увод</text:span></text:p>
      <text:p text:style-name="P39"><text:span text:style-name="T26"/></text:p>
      <text:p text:style-name="P40"><text:span text:style-name="T9">А</text:span><text:span text:style-name="T10">rtificial Bee Colony</text:span><text:span text:style-name="T2"> </text:span><text:span text:style-name="T9">алгоритам се </text:span><text:span text:style-name="T11">бави</text:span><text:span text:style-name="T9"> решавањем оптимизационих проблема, ти проблеми могу имати ограничења, али не морају.</text:span></text:p>
      <text:p text:style-name="P32"><text:span text:style-name="T9">О</text:span><text:span text:style-name="T11">вај алгоритам први је описао Karaboga 2005. године у свом раду. </text:span><text:span text:style-name="T12">Алгоритам</text:span><text:span text:style-name="T11"> се заснива на понашању роја пчела при потрази за храном (референцааа). Прво је дефинсан за решавање нумеричких проблема без ограничења. </text:span><text:span text:style-name="T12">Касније, 2007. године <text:s/></text:span><text:span text:style-name="T11">Karaboga </text:span><text:span text:style-name="T12">и Basturk су поредили перформансе <text:s/></text:span><text:span text:style-name="T7">ABC </text:span><text:span text:style-name="T12">алгоритма са другим такође хеуристичким алгоритмима (генетским алгоритмом, алгоритмом оптимизације ројевима …). <text:s/>(референцааа) Након тога је настала верзија овог алгоритма за решавање проблема са ограничењима. </text:span></text:p>
      <text:p text:style-name="P32"><text:span text:style-name="T12"/></text:p>
      <text:p text:style-name="P41"><text:span text:style-name="T26">2 <text:s/>Проблем</text:span></text:p>
      <text:p text:style-name="P41"><text:span text:style-name="T26"/></text:p>
      <text:p text:style-name="P6"><text:span text:style-name="T26">Као што је речено, овај алгоритам се заснива на понашању пчела у природи, стога прво следи опис понашања пчела у природи.</text:span></text:p>
      <text:p text:style-name="P6"><text:span text:style-name="T26"/></text:p>
      <text:p text:style-name="P1"><text:span text:style-name="T26">2.1 <text:s/>Опис понашања пчела у природи</text:span></text:p>
      <text:p text:style-name="P1"><text:span text:style-name="T26"/></text:p>
      <text:p text:style-name="P33"><text:span text:style-name="T13">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4">Ако нека пчела одлучи да напусти кошницу и крене у потрагу за храном, она прати једну од пчела које су плесале на подијуму. Након што се плчела врати из потраге за храном има три могућности: </text:span></text:p>
      <text:p text:style-name="P33"><text:span text:style-name="T14"/></text:p>
      <text:list xml:id="list2647844705" text:style-name="L1">
        <text:list-item>
          <text:p text:style-name="P7"><text:span text:style-name="T26">напуштање тог извора хране и враћање у кошницу</text:span></text:p>
        </text:list-item>
        <text:list-item>
          <text:p text:style-name="P7"><text:span text:style-name="T26">настављање истраживања тог извора хране без позивања других пчела да је прате</text:span></text:p>
        </text:list-item>
        <text:list-item>
          <text:p text:style-name="P7"><text:span text:style-name="T26">настављање истраживања тог извора хране уз повремени повратак у кошницу ради позивања других пчела да је прате</text:span></text:p>
        </text:list-item>
        <text:list-item>
          <text:p text:style-name="P36"><text:soft-page-break/><text:span text:style-name="T16">У природи није баш најјасније како се пчеле одлучују коју пчелу са плесног подијума ће да прате, али се претпоставља да је то у вези са квалитететом извора хране, који пчеле описују кроз плес на неки начин.</text:span></text:p>
        </text:list-item>
      </text:list>
      <text:p text:style-name="P2"><text:span text:style-name="T26"/></text:p>
      <text:p text:style-name="P1"><text:span text:style-name="T26">2.2 Опис имплементације алгоритма</text:span></text:p>
      <text:p text:style-name="P8"><text:span text:style-name="T26"/></text:p>
      <text:p text:style-name="P8"><text:span text:style-name="T26">У <text:s/></text:span><text:span text:style-name="T27">ABC </text:span><text:span text:style-name="T26">алгоритму постоје 3 врсте </text:span><text:span text:style-name="T28">пчела:</text:span></text:p>
      <text:p text:style-name="P8"><text:span text:style-name="T28"/></text:p>
      <text:list xml:id="list123863321" text:style-name="L2">
        <text:list-item>
          <text:p text:style-name="P9"><text:span text:style-name="T28">Еmployed bees</text:span></text:p>
        </text:list-item>
        <text:list-item>
          <text:p text:style-name="P10"><text:span text:style-name="T28">Onlookers</text:span></text:p>
        </text:list-item>
        <text:list-item>
          <text:p text:style-name="P35"><text:span text:style-name="T15">Scouts</text:span></text:p>
        </text:list-item>
      </text:list>
      <text:p text:style-name="P11"><text:span text:style-name="T28"/></text:p>
      <text:p text:style-name="P34"><text:span text:style-name="T15">Половина роја пчела су e</text:span><text:span text:style-name="T3">mployed bees</text:span><text:span text:style-name="T15">, док друга половина укључује o</text:span><text:span text:style-name="T3">nlookers. </text:span><text:span text:style-name="T15">Прве групе пчела има исто колико и извора хране. <text:s/>Ти извори хране представњају потенцијална решења и идеја је да пчеле својим тргањем пронађу најквалитетнији извор (оптимално решење или њему блиско</text:span><text:span text:style-name="T18">). </text:span><text:span text:style-name="T19">Извори хране су инстанце класе која има </text:span><text:span text:style-name="T21">три</text:span><text:span text:style-name="T19">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12"><text:span text:style-name="T29">А</text:span><text:span text:style-name="T26">лгоритам се састоји из три фазе, тако да у свакој учествује одређена група пчела:</text:span></text:p>
      <text:p text:style-name="P12"><text:span text:style-name="T26"/></text:p>
      <text:list xml:id="list3999756588" text:style-name="L4">
        <text:list-item>
          <text:p text:style-name="P13"><text:span text:style-name="T26">Employed bee phase</text:span></text:p>
        </text:list-item>
        <text:list-item>
          <text:p text:style-name="P13"><text:span text:style-name="T26">Onlooker bee phase</text:span></text:p>
        </text:list-item>
        <text:list-item>
          <text:p text:style-name="P13"><text:span text:style-name="T26">Scout bee phase</text:span></text:p>
        </text:list-item>
      </text:list>
      <text:p text:style-name="P12"><text:span text:style-name="T26"/></text:p>
      <text:p text:style-name="P28">Employed bee phase</text:p>
      <text:p text:style-name="P28"/>
      <text:p text:style-name="P24">Као што је речено, e<text:span text:style-name="T25">mployed </text:span><text:span text:style-name="T24">пчела има исто колико и потенцијалних решења. У овој фази свака од <text:s/></text:span>e<text:span text:style-name="T25">mployed </text:span><text:span text:style-name="T24">пчела у петљи истражује тачно једно решење, тј његову околину <text:s/>тако што мало мења његову текућу вредност.</text:span></text:p>
      <text:p text:style-name="P43"><text:span text:style-name="T17">Н</text:span><text:span text:style-name="T6">ово решење се добија тако што се текуће измени уз помоћ насумично одабраног партнера и насумичне вреднисти из одређеног скупа и врши се интеполација између њих, док вредност партнера остаје непромењена. </text:span><text:span text:style-name="T20">Новодобијено решење ће заменити старо само уколико има већи фитнес од њега. </text:span><text:span text:style-name="T21">За свако решење се води евиденција колико пута се његовом изменом добило лошије решење </text:span><text:span text:style-name="T4">(trial).</text:span></text:p>
      <text:p text:style-name="P12"/>
      <text:p text:style-name="P29">Onlooker bee phase</text:p>
      <text:p text:style-name="P16"/>
      <text:p text:style-name="P20">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ћешће се користи класична дефиниција вероватноће:</text:p>
      <text:p text:style-name="P17"/>
      <text:p text:style-name="P18">+++++++++++<text:span text:style-name="T30">формулаа</text:span>+++++++++++</text:p>
      <text:p text:style-name="P21"/>
      <text:p text:style-name="P21">Свака од <text:s/>onlooker пчела у петљи бира које решење ће истражити на основу израчунатих вероватноћа, <text:span text:style-name="T30">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21"/>
      <text:p text:style-name="P30"/>
      <text:p text:style-name="P30"/>
      <text:p text:style-name="P25"><text:soft-page-break/></text:p>
      <text:p text:style-name="P31">Scout bee phase</text:p>
      <text:p text:style-name="P31"/>
      <text:p text:style-name="P26">Разматрају се <text:span text:style-name="T5">trial </text:span><text:span text:style-name="T24">вредности свих решења и одређује се које од њих је веће од унапред задате границе.</text:span></text:p>
      <text:p text:style-name="P26"><text:span text:style-name="T24"/></text:p>
      <text:list xml:id="list1768652868" text:style-name="L6">
        <text:list-item>
          <text:p text:style-name="P27"><text:span text:style-name="T24">Уколико постоји само једно такво решење тада се то решење мења новим насумично креираним решењем</text:span></text:p>
        </text:list-item>
        <text:list-item>
          <text:p text:style-name="P27"><text:span text:style-name="T24">Уколико постоји више таквих решења која имају међусобно једнаке вредности поља </text:span><text:span text:style-name="T5">trial </text:span><text:span text:style-name="T24">насумично се бира једно од њих и замењује новим насумично креираним решењем</text:span></text:p>
        </text:list-item>
        <text:list-item>
          <text:p text:style-name="P37"><text:span text:style-name="T22">Уколико постоји више таквих решења који имају међусобно </text:span><text:span text:style-name="T23">различите</text:span><text:span text:style-name="T22"> вредности поља </text:span><text:span text:style-name="T4">trial </text:span><text:span text:style-name="T23">се оно са највећом вредности </text:span><text:span text:style-name="T22">и замењује новим насумично креираним решењем</text:span></text:p>
        </text:list-item>
      </text:list>
      <text:p text:style-name="P38"><text:span text:style-name="T22"/></text:p>
      <text:p text:style-name="P38"><text:span text:style-name="T22"/></text:p>
      <text:p text:style-name="P38"><text:span text:style-name="T22"/></text:p>
      <text:p text:style-name="P38"><text:span text:style-name="T7">ABC </text:span><text:span text:style-name="T23">алгоритам се извршава у више итерација чији број се прослеђује алгоритму као парамтар, а свака од тих итерација се састоји из три изнад наведене фазе.</text:span></text:p>
      <text:p text:style-name="P38"><text:span text:style-name="T23"/></text:p>
      <text:p text:style-name="P38"><text:span text:style-name="T23"/></text:p>
      <text:p text:style-name="P42"><text:span text:style-name="T26">3 <text:s/>Експериментални резултати</text:span></text:p>
      <text:p text:style-name="P42"><text:span text:style-name="T26"/></text:p>
      <text:p text:style-name="P14"><text:span text:style-name="T26">Рад </text:span><text:span text:style-name="T27">ABC </text:span><text:span text:style-name="T26">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14"><text:span text:style-name="T26"/></text:p>
      <text:p text:style-name="P3"><text:span text:style-name="T26">3.1 <text:s/>Минимизација континуалне функције</text:span></text:p>
      <text:p text:style-name="P4"><text:span text:style-name="T26"/></text:p>
      <text:p text:style-name="P4"><text:span text:style-name="T26"/></text:p>
      <text:p text:style-name="P3"><text:span text:style-name="T26"/></text:p>
      <text:p text:style-name="P3"><text:span text:style-name="T26"/></text:p>
      <text:p text:style-name="P3"><text:span text:style-name="T26">3.2 <text:s/>Минималан број новчића</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6T21:29:48.639980022</dc:date>
    <meta:editing-duration>PT7M12S</meta:editing-duration>
    <meta:editing-cycles>1</meta:editing-cycles>
    <meta:document-statistic meta:table-count="0" meta:image-count="0" meta:object-count="0" meta:page-count="3" meta:paragraph-count="43" meta:word-count="821" meta:character-count="5319" meta:non-whitespace-character-count="4533"/>
    <meta:generator>LibreOffice/6.4.7.2$Linux_X86_64 LibreOffice_project/40$Build-2</meta:generator>
  </office:meta>
</office:document-meta>
</file>